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indent="0in"/>
      <style:text-properties fo:font-weight="bold" style:font-weight-asian="bold" style:font-weight-complex="bold"/>
    </style:style>
    <style:style style:name="P2" style:parent-style-name="Normal" style:family="paragraph">
      <style:paragraph-properties fo:text-indent="0in"/>
      <style:text-properties fo:font-weight="bold" style:font-weight-asian="bold" style:font-weight-complex="bold"/>
    </style:style>
    <style:style style:name="P3" style:parent-style-name="Standard" style:family="paragraph">
      <style:paragraph-properties fo:text-align="start" fo:text-indent="0in"/>
    </style:style>
    <style:style style:name="T4" style:parent-style-name="DefaultParagraphFont" style:family="text">
      <style:text-properties style:font-name="Times New Roman" fo:font-weight="bold" style:font-weight-asian="bold" style:font-weight-complex="bold" fo:font-size="12pt" style:font-size-asian="12pt" style:font-size-complex="12pt"/>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style:font-name="Times New Roman" fo:font-size="12pt" style:font-size-asian="12pt" style:font-size-complex="12pt"/>
    </style:style>
    <style:style style:name="P8" style:parent-style-name="CommentText" style:family="paragraph">
      <style:paragraph-properties fo:text-align="start" fo:text-indent="0in"/>
    </style:style>
    <style:style style:name="T9" style:parent-style-name="Hyperlink" style:family="text">
      <style:text-properties style:font-name="Times New Roman" fo:font-weight="bold" style:font-weight-asian="bold" style:font-weight-complex="bold" fo:font-size="12pt" style:font-size-asian="12pt" style:font-size-complex="12pt"/>
    </style:style>
    <style:style style:name="P10" style:parent-style-name="Standard" style:family="paragraph">
      <style:paragraph-properties fo:text-align="start" fo:text-indent="0in"/>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T14" style:parent-style-name="CommentReference" style:family="text">
      <style:text-properties style:font-name="Times New Roman" fo:font-size="12pt" style:font-size-asian="12pt" style:font-size-complex="12pt"/>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Standard" style:family="paragraph">
      <style:paragraph-properties fo:text-align="start" fo:text-indent="0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CommentReference"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fo:language="en" fo:country="US"/>
    </style:style>
    <style:style style:name="T20" style:parent-style-name="DefaultParagraphFont" style:family="text">
      <style:text-properties style:font-name="Times New Roman" fo:font-size="12pt" style:font-size-asian="12pt" style:font-size-complex="12pt" fo:language="en" fo:country="US"/>
    </style:style>
    <style:style style:name="P21" style:parent-style-name="CommentText" style:family="paragraph">
      <style:paragraph-properties fo:text-align="start" fo:text-indent="0in"/>
    </style:style>
    <style:style style:name="T22" style:parent-style-name="CommentReference" style:family="text">
      <style:text-properties style:font-name="Times New Roman" fo:font-size="12pt" style:font-size-asian="12pt" style:font-size-complex="12pt"/>
    </style:style>
    <style:style style:name="P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CommentReference" style:family="text">
      <style:text-properties style:font-name="Times New Roman" fo:font-size="12pt" style:font-size-asian="12pt" style:font-size-complex="12pt"/>
    </style:style>
    <style:style style:name="P30" style:parent-style-name="Standard" style:family="paragraph">
      <style:paragraph-properties fo:text-align="start" fo:text-indent="0in"/>
      <style:text-properties fo:language="en" fo:country="US"/>
    </style:style>
    <style:style style:name="P31" style:parent-style-name="Normal" style:family="paragraph">
      <style:paragraph-properties fo:text-indent="0in"/>
      <style:text-properties fo:language="en" fo:country="US"/>
    </style:style>
  </office:automatic-styles>
  <office:body>
    <office:text text:use-soft-page-breaks="true">
      <text:p text:style-name="P1">Method</text:p>
      <text:p text:style-name="P2"/>
      <text:p text:style-name="P3"><text:span text:style-name="T4"><office:annotation office:name="0" xml:id="1197734146"><dc:creator>Janka Hauffe</dc:creator><dc:date>2025-01-15T10:33:00</dc:date><meta:creator-initials>JH</meta:creator-initials><text:p text:style-name="P5">EEG in COVID and COVID in general</text:p></office:annotation><office:annotation office:name="1" xml:id="952464590"><dc:creator>Janka Hauffe</dc:creator><dc:date>2025-01-29T14:35:00</dc:date><meta:creator-initials>JH</meta:creator-initials><text:p text:style-name="P6">Important paper</text:p></office:annotation>Sun, Sun, Chen, Wang &amp; Gao (2024):<text:s/></text:span><text:span text:style-name="T7"><office:annotation-end office:name="0"/></text:span><text:span text:style-name="CommentReference"><office:annotation-end office:name="1"/></text:span><office:annotation office:name="2" xml:id="512362326"><dc:creator>Janka Hauffe</dc:creator><dc:date>2025-01-29T14:29:00</dc:date><meta:creator-initials>JH</meta:creator-initials><text:p text:style-name="P8">@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9">https://doi.org/10.1186/s12916-024-03481-1</text:span></text:a><text:span text:style-name="CommentReference"><office:annotation-end office:name="2"/></text:span></text:p>
      <text:p text:style-name="P10"><text:span text:style-name="T11"><office:annotation office:name="3" xml:id="1096235886"><dc:creator>Janka Hauffe</dc:creator><dc:date>2025-01-15T10:36:00</dc:date><meta:creator-initials>JH</meta:creator-initials><text:p text:style-name="P12">methode</text:p></office:annotation><office:annotation office:name="4" xml:id="661681087"><dc:creator>Janka Hauffe</dc:creator><dc:date>2025-01-15T10:37:00</dc:date><meta:creator-initials>JH</meta:creator-initials><text:p text:style-name="P13">methode</text:p></office:annotation>A preprocessing protocol was implemented to maintain data integrity.</text:span><text:span text:style-name="T14"><office:annotation-end office:name="3"/></text:span><text:span text:style-name="T15"><text:s/>During the recording phase, a specialist flagged any segments where significant body movements caused electrode dislodgement. To mitigate the impact of ocular and muscular artifacts, the independent com-</text:span></text:p>
      <text:p text:style-name="P16"><text:span text:style-name="T17">ponent analysis (ICA) was employed. Additionally, direct current (DC) and instrumental frequency (IF) interferences were eliminated using a bandpass filter ranging from 0.5 to 45 Hz. These preprocessing steps were critical to ensuring the reliability and validity of the study’s findings.</text:span><text:span text:style-name="T18"><office:annotation-end office:name="4"/></text:span><text:span text:style-name="T19"><text:s/></text:span><text:span text:style-name="T20"><office:annotation office:name="5" xml:id="1876484872"><dc:creator>Janka Hauffe</dc:creator><dc:date>2025-01-15T10:38:00</dc:date><meta:creator-initials>JH</meta:creator-initials><text:p text:style-name="P21">methode</text:p></office:annotation>In the analytical phase, the EEG data was segregated into six distinct frequency bands using a specialized filter bank, covering the full frequency spectrum: full band (0.5–45 Hz), delta (0.5–4 Hz), theta (4–8 Hz), alpha (8–12 Hz), beta (12–30 Hz), and gamma (30–45 Hz). An averaging reference operation was subsequently applied across all datasets to ensure analytical consistency and accuracy.</text:span><text:span text:style-name="T22"><office:annotation-end office:name="5"/></text:span></text:p>
      <text:p text:style-name="P23"><office:annotation office:name="6" xml:id="223713090"><dc:creator>Janka Hauffe</dc:creator><dc:date>2025-01-15T10:41:00</dc:date><meta:creator-initials>JH</meta:creator-initials><text:p text:style-name="P24">methode</text:p></office:annotation>Statistical test methods</text:p>
      <text:p text:style-name="P25">In this study, statistical analyses were conducted to ensure the robustness and validity of the findings. First and foremost, normality testing was performed using the Shapiro–Wilk normality test, a fundamental step in validating the assumptions underlying parametric statistical methods. Subsequently, for datasets adhering to a normal distribution (P &gt; 0.05), a paired t-test was employed, a method widely acknowledged for its appropriateness in comparing means under normal conditions. In cases where the data did not conform to a normal distribution (P ≤ 0.05), the analysis was conducted using the Wilcoxon signed-rank test, a non-parametric test known for its effectiveness in evaluating differences between paired samples without relying on the assumptions of normality.</text:p>
      <text:p text:style-name="P26">All statistical procedures were executed with the SCIPY.</text:p>
      <text:p text:style-name="P27"><text:span text:style-name="T28">STATS toolkit for Python.</text:span><text:span text:style-name="T29"><office:annotation-end office:name="6"/></text:span></text:p>
      <text:p text:style-name="P30"/>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1T08:09:00Z</meta:creation-date>
    <dc:date>2025-01-29T13:40:00Z</dc:date>
    <meta:template xlink:href="Normal.dotm" xlink:type="simple"/>
    <meta:editing-cycles>2</meta:editing-cycles>
    <meta:editing-duration>PT0S</meta:editing-duration>
    <meta:document-statistic meta:page-count="1" meta:paragraph-count="3" meta:word-count="273" meta:character-count="1997" meta:row-count="14" meta:non-whitespace-character-count="1727"/>
  </office:meta>
</office:document-meta>
</file>